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b4f67" officeooo:paragraph-rsid="001b4f67"/>
    </style:style>
    <style:style style:name="P2" style:family="paragraph" style:parent-style-name="Standard" style:list-style-name="L1">
      <style:text-properties officeooo:rsid="001b4f67" officeooo:paragraph-rsid="001b4f67"/>
    </style:style>
    <style:style style:name="P3" style:family="paragraph" style:parent-style-name="Standard">
      <style:paragraph-properties fo:text-align="center" style:justify-single-word="false"/>
      <style:text-properties fo:font-size="18pt" officeooo:rsid="001b4f67" officeooo:paragraph-rsid="001b4f67" style:font-size-asian="18pt" style:font-size-complex="18pt"/>
    </style:style>
    <style:style style:name="P4" style:family="paragraph" style:parent-style-name="Standard">
      <style:text-properties officeooo:rsid="001c8779" officeooo:paragraph-rsid="001c8779"/>
    </style:style>
    <style:style style:name="P5" style:family="paragraph" style:parent-style-name="Standard" style:list-style-name="L2">
      <style:text-properties officeooo:paragraph-rsid="001b4f67"/>
    </style:style>
    <style:style style:name="T1" style:family="text">
      <style:text-properties officeooo:rsid="001b4f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art stop (stsp)</text:p>
      <text:p text:style-name="P1">La commande stsp est généré par un micro switch du pupitre de la e-p-wifi.</text:p>
      <text:p text:style-name="P1">Ce dernier est connecté à l’entrée digitale D1 du microcontrôleur MKR wifi 1010.</text:p>
      <text:p text:style-name="P1"/>
      <text:p text:style-name="P4">1_def_mat.h</text:p>
      <text:list xml:id="list2335673430" text:style-name="L2">
        <text:list-item>
          <text:p text:style-name="P5"><text:span text:style-name="T1">const int inPin_stsp = 1; <text:s text:c="3"/>//Initialisation de la variable inPin_stsp et affectation <text:s/>de l'entrée digitale D1 (connection de SW2 stsp)</text:span></text:p>
        </text:list-item>
      </text:list>
      <text:p text:style-name="P1"/>
      <text:p text:style-name="P1">a_ihm.h</text:p>
      <text:list xml:id="list1440978169" text:style-name="L1">
        <text:list-item>
          <text:p text:style-name="P2">bool val_stsp = false;//Création de la variable booléenne start stop (stsp)</text:p>
        </text:list-item>
        <text:list-item>
          <text:p text:style-name="P2">pinMode(inPin_stsp, INPUT);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3T13:20:45.145609913</meta:creation-date>
    <dc:date>2020-08-23T13:59:33.607258635</dc:date>
    <meta:editing-duration>PT18M8S</meta:editing-duration>
    <meta:editing-cycles>1</meta:editing-cycles>
    <meta:document-statistic meta:table-count="0" meta:image-count="0" meta:object-count="0" meta:page-count="1" meta:paragraph-count="9" meta:word-count="69" meta:character-count="431" meta:non-whitespace-character-count="370"/>
    <meta:generator>LibreOffice/6.0.7.3$Linux_X86_64 LibreOffice_project/00m0$Build-3</meta:generator>
  </office:meta>
</office:document-meta>
</file>